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995" officeooo:paragraph-rsid="0019e995"/>
    </style:style>
    <style:style style:name="T1" style:family="text">
      <style:text-properties officeooo:rsid="001be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es. Asociados</text:p>
      <text:p text:style-name="P1">VSoft Cooperativa Ltda.</text:p>
      <text:p text:style-name="P1">Mitre 409 – Viedma </text:p>
      <text:p text:style-name="P1">Rio Negro</text:p>
      <text:p text:style-name="P1"/>
      <text:p text:style-name="P1"><text:tab/><text:tab/><text:tab/>Me complace informar a los señores asociados que en el ejercicio de mi mandato, me he mantenido informado sobre la marcha de la cooperativa y sus operaciones; he participado de las reuniones de Consejo de Administración y procedido al examen periódico de los libros de la entidad, verificando los comprobantes y arqueos de práctica, constatando las diversas operaciones realizadas durante el ejercicio Nº 1 cerrado el 31/12/201<text:span text:style-name="T1">6</text:span>, de lo cual ha quedado constancia.</text:p>
      <text:p text:style-name="P1"/>
      <text:p text:style-name="P1"><text:tab/><text:tab/><text:tab/>Ha merecido preferente atención el inventario y Estados contables del presente ejercicio social; los que reflejan con exactitud la situación económica y financiera de la cooperativa, por lo cual presto mi conformidad y aconsejo a ustedes la aprobación de los mismos.</text:p>
      <text:p text:style-name="P1"/>
      <text:p text:style-name="P1"/>
      <text:p text:style-name="P1">Viedma, <text:span text:style-name="T1">Enero 20 de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0:50:44.518404178</meta:creation-date>
    <dc:date>2017-01-31T11:02:36.203601441</dc:date>
    <meta:editing-duration>PT1M4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29" meta:character-count="825" meta:non-whitespace-character-count="695"/>
  </office:meta>
</office:document-meta>
</file>